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3.12mm"/>
    </style:style>
    <style:style style:name="co3" style:family="table-column">
      <style:table-column-properties fo:break-before="auto" style:column-width="135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A Framework For Making Affordable &amp; Stylish Modular Controllers (USB to MIDI, HID, or Serial)</text:p>
          </table:table-cell>
          <table:table-cell office:value-type="string" calcext:value-type="string">
            <text:p>http://www.instructables.com/id/A-Framework-For-Making-Affordable-Stylish-Modula/</text:p>
          </table:table-cell>
        </table:table-row>
        <table:table-row table:style-name="ro1">
          <table:table-cell/>
          <table:table-cell office:value-type="string" calcext:value-type="string">
            <text:p>Teensy Monster v1.0 // DIY MIDI Controller</text:p>
          </table:table-cell>
          <table:table-cell office:value-type="string" calcext:value-type="string">
            <text:p>http://www.instructables.com/id/Teensy-Monster-v10-DIY-MIDI-Controllers/?ALLSTEPS</text:p>
          </table:table-cell>
        </table:table-row>
        <table:table-row table:style-name="ro1">
          <table:table-cell/>
          <table:table-cell office:value-type="string" calcext:value-type="string">
            <text:p>Arcade MIDI Controller</text:p>
          </table:table-cell>
          <table:table-cell office:value-type="string" calcext:value-type="string">
            <text:p>http://www.instructables.com/id/Arcade-MIDI-Controller/</text:p>
          </table:table-cell>
        </table:table-row>
        <table:table-row table:style-name="ro1">
          <table:table-cell/>
          <table:table-cell office:value-type="string" calcext:value-type="string">
            <text:p>Custom MidiController</text:p>
          </table:table-cell>
          <table:table-cell office:value-type="string" calcext:value-type="string">
            <text:p>http://www.instructables.com/id/Custom-MidiController/</text:p>
          </table:table-cell>
        </table:table-row>
        <table:table-row table:style-name="ro1">
          <table:table-cell/>
          <table:table-cell office:value-type="string" calcext:value-type="string">
            <text:p>Arcade Button MIDI Controller</text:p>
          </table:table-cell>
          <table:table-cell office:value-type="string" calcext:value-type="string">
            <text:p>http://www.instructables.com/id/Arcade-Button-MIDI-Controller/?ALLSTEPS</text:p>
          </table:table-cell>
        </table:table-row>
        <table:table-row table:style-name="ro1">
          <table:table-cell/>
          <table:table-cell office:value-type="string" calcext:value-type="string">
            <text:p>Introducing the Midi Fighter DIY Kit</text:p>
          </table:table-cell>
          <table:table-cell office:value-type="string" calcext:value-type="string">
            <text:p>http://djtechtools.com/2009/11/19/diy-midifighter-kit_midi-fighter/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s://controllerismuk.wordpress.com/2011/01/05/our-diy-midi-controller-part-2/" xlink:type="simple">our DIY MIDI Controller part 2</text:a></text:p>
          </table:table-cell>
          <table:table-cell office:value-type="string" calcext:value-type="string">
            <text:p><text:a xlink:href="https://controllerismuk.wordpress.com/2011/01/05/our-diy-midi-controller-part-2/" xlink:type="simple">https://controllerismuk.wordpress.com/2011/01/05/our-diy-midi-controller-part-2/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://forum.launchpad-pro.com/viewtopic.php?id=31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8:33:45.309084252</meta:creation-date>
    <dc:date>2016-08-08T18:38:15.878291974</dc:date>
    <meta:editing-duration>PT4M30S</meta:editing-duration>
    <meta:editing-cycles>1</meta:editing-cycles>
    <meta:document-statistic meta:table-count="1" meta:cell-count="15" meta:object-count="0"/>
    <meta:generator>LibreOffice/5.2.0.4$Linux_X86_64 LibreOffice_project/20m0$Build-4</meta:generator>
  </office:meta>
</office:document-meta>
</file>